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D000000EDCD66F1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rusades" svg:font-family="Crusades" style:font-pitch="variable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6ce7"/>
    </style:style>
    <style:style style:name="P2" style:family="paragraph" style:parent-style-name="Standard">
      <style:text-properties officeooo:rsid="00086ce7" officeooo:paragraph-rsid="00086ce7"/>
    </style:style>
    <style:style style:name="P3" style:family="paragraph" style:parent-style-name="Standard">
      <style:paragraph-properties fo:text-align="center" style:justify-single-word="false"/>
      <style:text-properties officeooo:rsid="00086ce7" officeooo:paragraph-rsid="00086ce7"/>
    </style:style>
    <style:style style:name="P4" style:family="paragraph" style:parent-style-name="Standard">
      <style:paragraph-properties fo:text-align="center" style:justify-single-word="false"/>
      <style:text-properties style:font-name="Uncial Antiqua" fo:font-size="40pt" officeooo:rsid="00086ce7" officeooo:paragraph-rsid="00086ce7" style:font-size-asian="40pt" style:font-size-complex="40pt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086ce7" officeooo:paragraph-rsid="00086ce7"/>
    </style:style>
    <style:style style:name="P6" style:family="paragraph" style:parent-style-name="Standard">
      <style:paragraph-properties fo:break-before="column"/>
      <style:text-properties officeooo:paragraph-rsid="00086ce7"/>
    </style:style>
    <style:style style:name="T1" style:family="text">
      <style:text-properties style:font-name="Uncial Antiqua" fo:font-size="20pt" style:font-size-asian="20pt" style:font-size-complex="2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49mm" svg:stroke-color="#000000" draw:marker-start-width="4.27mm" draw:marker-end-width="4.27mm" draw:fill="none" draw:textarea-horizontal-align="justify" draw:textarea-vertical-align="middle" draw:auto-grow-height="false" fo:padding-top="0.25mm" fo:padding-bottom="0.25mm" fo:padding-left="0.25mm" fo:padding-right="0.25mm" style:run-through="foreground" style:wrap="run-through" style:number-wrapped-paragraphs="no-limit" style:vertical-pos="middle" style:vertical-rel="baselin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/>
      <text:p text:style-name="P4">Charakterheft</text:p>
      <text:p text:style-name="P2"/>
      <text:p text:style-name="P3"><draw:frame draw:style-name="fr1" draw:name="Bild1" text:anchor-type="as-char" svg:width="62.69mm" svg:height="62.69mm" draw:z-index="0"><draw:image xlink:href="Pictures/10000201000000ED000000EDCD66F15A.png" xlink:type="simple" xlink:show="embed" xlink:actuate="onLoad"/></draw:frame></text:p>
      <text:p text:style-name="P3"/>
      <text:p text:style-name="P3"><text:span text:style-name="T1">Spielername:</text:span></text:p>
      <text:p text:style-name="P3"><draw:custom-shape text:anchor-type="as-char" draw:z-index="1" draw:style-name="gr1" svg:width="108.31mm" svg:height="35.64mm"><text:p/>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$0 top" draw:handle-range-x-minimum="0" draw:handle-range-x-maximum="5400"/></draw:enhanced-geometry></draw:custom-shape></text:p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rusades" svg:font-family="Crusades" style:font-pitch="variable"/>
    <style:font-face style:name="Uncial Antiqua" svg:font-family="'Uncial Antiqu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 style:footnote-max-height="0mm">
        <style:background-image/>
        <style:columns fo:column-count="2" fo:column-gap="9.98mm">
          <style:column-sep style:width="0.09mm" style:color="#000000" style:height="100%" style:style="solid"/>
          <style:column style:rel-width="7851*" fo:start-indent="0mm" fo:end-indent="4.99mm"/>
          <style:column style:rel-width="7853*" fo:start-indent="4.99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astberger</meta:initial-creator>
    <meta:creation-date>2015-07-25T10:21:35.265000000</meta:creation-date>
    <dc:date>2015-07-25T10:31:24.382000000</dc:date>
    <dc:creator>Peter Kastberger</dc:creator>
    <meta:editing-duration>P0D</meta:editing-duration>
    <meta:editing-cycles>1</meta:editing-cycles>
    <meta:document-statistic meta:table-count="0" meta:image-count="1" meta:object-count="0" meta:page-count="2" meta:paragraph-count="4" meta:word-count="2" meta:character-count="25" meta:non-whitespace-character-count="25"/>
    <meta:generator>LibreOffice/4.2.5.2$Windows_x86 LibreOffice_project/6ff819b65674ae6c83f3cbab9e4a4c2b292a7a94</meta:generator>
  </office:meta>
</office:document-meta>
</file>